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61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1hh9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Y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001" calcext:value-type="float">
            <text:p>1E-07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office:value-type="string" calcext:value-type="string">
            <text:p>1hh6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0.00001" calcext:value-type="float">
            <text:p>1E-05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office:value-type="string" calcext:value-type="string">
            <text:p>1nbz</text:p>
          </table:table-cell>
          <table:table-cell office:value-type="string" calcext:value-type="string">
            <text:p>C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0000106" calcext:value-type="float">
            <text:p>1.06E-06</text:p>
          </table:table-cell>
          <table:table-cell office:value-type="float" office:value="0.0000909" calcext:value-type="float">
            <text:p>9.09E-05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office:value-type="string" calcext:value-type="string">
            <text:p>1nbz</text:p>
          </table:table-cell>
          <table:table-cell office:value-type="string" calcext:value-type="string">
            <text:p>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0000106" calcext:value-type="float">
            <text:p>1.06E-06</text:p>
          </table:table-cell>
          <table:table-cell office:value-type="float" office:value="0.00000000286" calcext:value-type="float">
            <text:p>2.86E-09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office:value-type="string" calcext:value-type="string">
            <text:p>1nby</text:p>
          </table:table-cell>
          <table:table-cell office:value-type="string" calcext:value-type="string">
            <text:p>C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000909" calcext:value-type="float">
            <text:p>9.09E-05</text:p>
          </table:table-cell>
          <table:table-cell office:value-type="float" office:value="0.00000106" calcext:value-type="float">
            <text:p>1.06E-06</text:p>
          </table:table-cell>
          <table:table-cell office:value-type="string" calcext:value-type="string">
            <text:p>K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1nby</text:p>
          </table:table-cell>
          <table:table-cell office:value-type="string" calcext:value-type="string">
            <text:p>C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00000" calcext:value-type="float">
            <text:p>360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0000000286" calcext:value-type="float">
            <text:p>2.86E-09</text:p>
          </table:table-cell>
          <table:table-cell office:value-type="float" office:value="0.0000909" calcext:value-type="float">
            <text:p>9.09E-05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60000000</text:p>
          </table:table-cell>
          <table:table-cell office:value-type="float" office:value="1400000" calcext:value-type="float">
            <text:p>14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60000000</text:p>
          </table:table-cell>
          <table:table-cell office:value-type="float" office:value="43000000" calcext:value-type="float">
            <text:p>43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60000000</text:p>
          </table:table-cell>
          <table:table-cell office:value-type="float" office:value="100000000" calcext:value-type="float">
            <text:p>100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60000000</text:p>
          </table:table-cell>
          <table:table-cell office:value-type="float" office:value="37000000" calcext:value-type="float">
            <text:p>37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60000000</text:p>
          </table:table-cell>
          <table:table-cell office:value-type="float" office:value="31000000" calcext:value-type="float">
            <text:p>31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60000000</text:p>
          </table:table-cell>
          <table:table-cell office:value-type="float" office:value="87000000" calcext:value-type="float">
            <text:p>87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60000000</text:p>
          </table:table-cell>
          <table:table-cell office:value-type="float" office:value="120000000" calcext:value-type="float">
            <text:p>120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60000000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60000000</text:p>
          </table:table-cell>
          <table:table-cell office:value-type="float" office:value="940000" calcext:value-type="float">
            <text:p>94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60000000</text:p>
          </table:table-cell>
          <table:table-cell office:value-type="float" office:value="97000000" calcext:value-type="float">
            <text:p>97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60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60000000</text:p>
          </table:table-cell>
          <table:table-cell office:value-type="float" office:value="12000000" calcext:value-type="float">
            <text:p>12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60000000</text:p>
          </table:table-cell>
          <table:table-cell office:value-type="float" office:value="360000" calcext:value-type="float">
            <text:p>36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60000000</text:p>
          </table:table-cell>
          <table:table-cell office:value-type="float" office:value="3900000" calcext:value-type="float">
            <text:p>39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60000000</text:p>
          </table:table-cell>
          <table:table-cell office:value-type="float" office:value="32000000" calcext:value-type="float">
            <text:p>32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60000000</text:p>
          </table:table-cell>
          <table:table-cell office:value-type="float" office:value="53000000" calcext:value-type="float">
            <text:p>53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60000000</text:p>
          </table:table-cell>
          <table:table-cell office:value-type="float" office:value="12000000" calcext:value-type="float">
            <text:p>12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60000000</text:p>
          </table:table-cell>
          <table:table-cell office:value-type="float" office:value="32000" calcext:value-type="float">
            <text:p>32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60000000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60000000</text:p>
          </table:table-cell>
          <table:table-cell office:value-type="float" office:value="49000000" calcext:value-type="float">
            <text:p>49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60000000</text:p>
          </table:table-cell>
          <table:table-cell office:value-type="float" office:value="87000" calcext:value-type="float">
            <text:p>87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60000000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60000000</text:p>
          </table:table-cell>
          <table:table-cell office:value-type="float" office:value="1700000" calcext:value-type="float">
            <text:p>17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60000000</text:p>
          </table:table-cell>
          <table:table-cell office:value-type="float" office:value="860000" calcext:value-type="float">
            <text:p>86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600000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60000000</text:p>
          </table:table-cell>
          <table:table-cell office:value-type="float" office:value="77000000" calcext:value-type="float">
            <text:p>77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60000000</text:p>
          </table:table-cell>
          <table:table-cell office:value-type="float" office:value="54000000" calcext:value-type="float">
            <text:p>54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60000000</text:p>
          </table:table-cell>
          <table:table-cell office:value-type="float" office:value="41000000" calcext:value-type="float">
            <text:p>41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60000000</text:p>
          </table:table-cell>
          <table:table-cell office:value-type="float" office:value="8800000" calcext:value-type="float">
            <text:p>88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60000000</text:p>
          </table:table-cell>
          <table:table-cell office:value-type="float" office:value="46000000" calcext:value-type="float">
            <text:p>46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60000000</text:p>
          </table:table-cell>
          <table:table-cell office:value-type="float" office:value="3600000" calcext:value-type="float">
            <text:p>36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60000000</text:p>
          </table:table-cell>
          <table:table-cell office:value-type="float" office:value="42000" calcext:value-type="float">
            <text:p>42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60000000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qj</text:p>
          </table:table-cell>
          <table:table-cell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60000000" calcext:value-type="float">
            <text:p>360000000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yqv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0000000000" calcext:value-type="float">
            <text:p>40000000000</text:p>
          </table:table-cell>
          <table:table-cell office:value-type="float" office:value="56000000" calcext:value-type="float">
            <text:p>56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yqv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GL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0000000000" calcext:value-type="float">
            <text:p>40000000000</text:p>
          </table:table-cell>
          <table:table-cell office:value-type="float" office:value="940000" calcext:value-type="float">
            <text:p>94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80000000" calcext:value-type="float">
            <text:p>80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41000000" calcext:value-type="float">
            <text:p>41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19000000" calcext:value-type="float">
            <text:p>19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24000000" calcext:value-type="float">
            <text:p>24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22000000" calcext:value-type="float">
            <text:p>22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16000000" calcext:value-type="float">
            <text:p>16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17000000" calcext:value-type="float">
            <text:p>17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620000" calcext:value-type="float">
            <text:p>62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3600000" calcext:value-type="float">
            <text:p>36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60000000" calcext:value-type="float">
            <text:p>60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4400000" calcext:value-type="float">
            <text:p>44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33000000" calcext:value-type="float">
            <text:p>33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280000" calcext:value-type="float">
            <text:p>28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12000000" calcext:value-type="float">
            <text:p>12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17000000" calcext:value-type="float">
            <text:p>17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15000000" calcext:value-type="float">
            <text:p>15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560000" calcext:value-type="float">
            <text:p>56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HE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5500000" calcext:value-type="float">
            <text:p>55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590000" calcext:value-type="float">
            <text:p>59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9400000" calcext:value-type="float">
            <text:p>94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210000" calcext:value-type="float">
            <text:p>21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120000" calcext:value-type="float">
            <text:p>12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260000" calcext:value-type="float">
            <text:p>26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300000" calcext:value-type="float">
            <text:p>3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5500000" calcext:value-type="float">
            <text:p>55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1800000" calcext:value-type="float">
            <text:p>18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9600000" calcext:value-type="float">
            <text:p>96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270000" calcext:value-type="float">
            <text:p>27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790000" calcext:value-type="float">
            <text:p>79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a2y</text:p>
          </table:table-cell>
          <table:table-cell office:value-type="string" calcext:value-type="string">
            <text:p>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C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5000000" calcext:value-type="float">
            <text:p>45000000</text:p>
          </table:table-cell>
          <table:table-cell office:value-type="float" office:value="1100000" calcext:value-type="float">
            <text:p>11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3000000</text:p>
          </table:table-cell>
          <table:table-cell office:value-type="float" office:value="79000" calcext:value-type="float">
            <text:p>79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3000000</text:p>
          </table:table-cell>
          <table:table-cell office:value-type="float" office:value="67000" calcext:value-type="float">
            <text:p>67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3000000</text:p>
          </table:table-cell>
          <table:table-cell office:value-type="float" office:value="6200000" calcext:value-type="float">
            <text:p>62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3000000</text:p>
          </table:table-cell>
          <table:table-cell office:value-type="float" office:value="1300000" calcext:value-type="float">
            <text:p>13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3000000</text:p>
          </table:table-cell>
          <table:table-cell office:value-type="float" office:value="86000" calcext:value-type="float">
            <text:p>86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B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3000000</text:p>
          </table:table-cell>
          <table:table-cell office:value-type="float" office:value="830000" calcext:value-type="float">
            <text:p>83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3000000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3000000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3000000</text:p>
          </table:table-cell>
          <table:table-cell office:value-type="float" office:value="31000" calcext:value-type="float">
            <text:p>31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3000000</text:p>
          </table:table-cell>
          <table:table-cell office:value-type="float" office:value="5900000" calcext:value-type="float">
            <text:p>59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3000000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3000000</text:p>
          </table:table-cell>
          <table:table-cell office:value-type="float" office:value="93000" calcext:value-type="float">
            <text:p>93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3000000</text:p>
          </table:table-cell>
          <table:table-cell office:value-type="float" office:value="17000000" calcext:value-type="float">
            <text:p>17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3000000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3000000</text:p>
          </table:table-cell>
          <table:table-cell office:value-type="float" office:value="5400000" calcext:value-type="float">
            <text:p>54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300000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3000000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3000000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3000000</text:p>
          </table:table-cell>
          <table:table-cell office:value-type="float" office:value="47000" calcext:value-type="float">
            <text:p>47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3000000</text:p>
          </table:table-cell>
          <table:table-cell office:value-type="float" office:value="7800000" calcext:value-type="float">
            <text:p>78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3000000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3000000</text:p>
          </table:table-cell>
          <table:table-cell office:value-type="float" office:value="36000" calcext:value-type="float">
            <text:p>36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3000000</text:p>
          </table:table-cell>
          <table:table-cell office:value-type="float" office:value="7500000" calcext:value-type="float">
            <text:p>75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3000000</text:p>
          </table:table-cell>
          <table:table-cell office:value-type="float" office:value="82000" calcext:value-type="float">
            <text:p>82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3000000</text:p>
          </table:table-cell>
          <table:table-cell office:value-type="float" office:value="84000" calcext:value-type="float">
            <text:p>84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3000000</text:p>
          </table:table-cell>
          <table:table-cell office:value-type="float" office:value="63000" calcext:value-type="float">
            <text:p>63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3000000</text:p>
          </table:table-cell>
          <table:table-cell office:value-type="float" office:value="1100000" calcext:value-type="float">
            <text:p>11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3000000</text:p>
          </table:table-cell>
          <table:table-cell office:value-type="float" office:value="93000" calcext:value-type="float">
            <text:p>93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3000000</text:p>
          </table:table-cell>
          <table:table-cell office:value-type="float" office:value="1900000" calcext:value-type="float">
            <text:p>1900000</text:p>
          </table:table-cell>
          <table:table-cell office:value-type="string" calcext:value-type="string">
            <text:p>K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dvf</text:p>
          </table:table-cell>
          <table:table-cell office:value-type="string" calcext:value-type="string">
            <text:p>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93000000" calcext:value-type="float">
            <text:p>93000000</text:p>
          </table:table-cell>
          <table:table-cell office:value-type="float" office:value="1300000" calcext:value-type="float">
            <text:p>1300000</text:p>
          </table:table-cell>
          <table:table-cell office:value-type="string" calcext:value-type="string">
            <text:p>Ka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3a6b</text:p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00000108" calcext:value-type="float">
            <text:p>1.08E-07</text:p>
          </table:table-cell>
          <table:table-cell office:value-type="float" office:value="0.00000000562" calcext:value-type="float">
            <text:p>5.62E-09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office:value-type="string" calcext:value-type="string">
            <text:p>3a6b</text:p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00000108" calcext:value-type="float">
            <text:p>1.08E-07</text:p>
          </table:table-cell>
          <table:table-cell office:value-type="float" office:value="0.00000000714" calcext:value-type="float">
            <text:p>7.14E-09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office:value-type="string" calcext:value-type="string">
            <text:p>3a67</text:p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0000000562" calcext:value-type="float">
            <text:p>5.62E-09</text:p>
          </table:table-cell>
          <table:table-cell office:value-type="float" office:value="0.000000108" calcext:value-type="float">
            <text:p>1.08E-07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a67</text:p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0000000562" calcext:value-type="float">
            <text:p>5.62E-09</text:p>
          </table:table-cell>
          <table:table-cell office:value-type="float" office:value="0.00000000714" calcext:value-type="float">
            <text:p>7.14E-09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3a6c</text:p>
          </table:table-cell>
          <table:table-cell office:value-type="string" calcext:value-type="string">
            <text:p>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L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SN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0000000714" calcext:value-type="float">
            <text:p>7.14E-09</text:p>
          </table:table-cell>
          <table:table-cell office:value-type="float" office:value="0.000000108" calcext:value-type="float">
            <text:p>1.08E-07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nyy</text:p>
          </table:table-cell>
          <table:table-cell office:value-type="string" calcext:value-type="string">
            <text:p>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IS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0000000714" calcext:value-type="float">
            <text:p>7.14E-09</text:p>
          </table:table-cell>
          <table:table-cell office:value-type="float" office:value="0.00000000562" calcext:value-type="float">
            <text:p>5.62E-09</text:p>
          </table:table-cell>
          <table:table-cell office:value-type="string" calcext:value-type="string">
            <text:p>Kd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2nz9</text:p>
          </table:table-cell>
          <table:table-cell office:value-type="string" calcext:value-type="string">
            <text:p>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Y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YR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SP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0000000562" calcext:value-type="float">
            <text:p>5.62E-09</text:p>
          </table:table-cell>
          <table:table-cell office:value-type="float" office:value="0.00000000714" calcext:value-type="float">
            <text:p>7.14E-09</text:p>
          </table:table-cell>
          <table:table-cell office:value-type="string" calcext:value-type="string">
            <text:p>Kd</text:p>
          </table:table-cell>
        </table:table-row>
      </table:table>
      <table:table table:name="Sheet2" table:style-name="ta1">
        <table:table-column table:style-name="co1" table:number-columns-repeated="4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1bj1</text:p>
          </table:table-cell>
          <table:table-cell office:value-type="string" calcext:value-type="string">
            <text:p>H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For affinities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The first column is the original affinity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The second column is the mutation affinity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H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RP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420000000" calcext:value-type="float">
            <text:p>4.20E+08</text:p>
          </table:table-cell>
          <table:table-cell table:style-name="ce2" office:value-type="float" office:value="130000000" calcext:value-type="float">
            <text:p>1.30E+08</text:p>
          </table:table-cell>
          <table:table-cell office:value-type="string" calcext:value-type="string">
            <text:p>Ka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HE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420000000" calcext:value-type="float">
            <text:p>4.20E+08</text:p>
          </table:table-cell>
          <table:table-cell table:style-name="ce2" office:value-type="float" office:value="150000000" calcext:value-type="float">
            <text:p>1.50E+08</text:p>
          </table:table-cell>
          <table:table-cell office:value-type="string" calcext:value-type="string">
            <text:p>Ka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EU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420000000" calcext:value-type="float">
            <text:p>4.20E+08</text:p>
          </table:table-cell>
          <table:table-cell table:style-name="ce2" office:value-type="float" office:value="110000000" calcext:value-type="float">
            <text:p>1.10E+08</text:p>
          </table:table-cell>
          <table:table-cell office:value-type="string" calcext:value-type="string">
            <text:p>Ka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420000000" calcext:value-type="float">
            <text:p>4.20E+08</text:p>
          </table:table-cell>
          <table:table-cell table:style-name="ce2" office:value-type="float" office:value="1900000" calcext:value-type="float">
            <text:p>1.90E+06</text:p>
          </table:table-cell>
          <table:table-cell office:value-type="string" calcext:value-type="string">
            <text:p>Ka</text:p>
          </table:table-cell>
          <table:table-cell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RP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420000000" calcext:value-type="float">
            <text:p>4.20E+08</text:p>
          </table:table-cell>
          <table:table-cell table:style-name="ce2" office:value-type="float" office:value="23000000" calcext:value-type="float">
            <text:p>2.30E+07</text:p>
          </table:table-cell>
          <table:table-cell office:value-type="string" calcext:value-type="string">
            <text:p>Ka</text:p>
          </table:table-cell>
          <table:table-cell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HE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420000000" calcext:value-type="float">
            <text:p>4.20E+08</text:p>
          </table:table-cell>
          <table:table-cell table:style-name="ce2" office:value-type="float" office:value="71000000" calcext:value-type="float">
            <text:p>7.10E+07</text:p>
          </table:table-cell>
          <table:table-cell office:value-type="string" calcext:value-type="string">
            <text:p>Ka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EU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420000000" calcext:value-type="float">
            <text:p>4.20E+08</text:p>
          </table:table-cell>
          <table:table-cell table:style-name="ce2" office:value-type="float" office:value="15000000" calcext:value-type="float">
            <text:p>1.50E+07</text:p>
          </table:table-cell>
          <table:table-cell office:value-type="string" calcext:value-type="string">
            <text:p>Ka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HE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420000000" calcext:value-type="float">
            <text:p>4.20E+08</text:p>
          </table:table-cell>
          <table:table-cell table:style-name="ce2" office:value-type="float" office:value="29000000" calcext:value-type="float">
            <text:p>2.90E+07</text:p>
          </table:table-cell>
          <table:table-cell office:value-type="string" calcext:value-type="string">
            <text:p>Ka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EU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420000000" calcext:value-type="float">
            <text:p>4.20E+08</text:p>
          </table:table-cell>
          <table:table-cell table:style-name="ce2" office:value-type="float" office:value="3700000" calcext:value-type="float">
            <text:p>3.70E+06</text:p>
          </table:table-cell>
          <table:table-cell office:value-type="string" calcext:value-type="string">
            <text:p>Ka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HE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420000000" calcext:value-type="float">
            <text:p>4.20E+08</text:p>
          </table:table-cell>
          <table:table-cell table:style-name="ce2" office:value-type="float" office:value="230000000" calcext:value-type="float">
            <text:p>2.30E+08</text:p>
          </table:table-cell>
          <table:table-cell office:value-type="string" calcext:value-type="string">
            <text:p>Ka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EU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420000000" calcext:value-type="float">
            <text:p>4.20E+08</text:p>
          </table:table-cell>
          <table:table-cell table:style-name="ce2" office:value-type="float" office:value="34000000" calcext:value-type="float">
            <text:p>3.40E+07</text:p>
          </table:table-cell>
          <table:table-cell office:value-type="string" calcext:value-type="string">
            <text:p>Ka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420000000" calcext:value-type="float">
            <text:p>4.20E+08</text:p>
          </table:table-cell>
          <table:table-cell table:style-name="ce2" office:value-type="float" office:value="26000000" calcext:value-type="float">
            <text:p>2.60E+07</text:p>
          </table:table-cell>
          <table:table-cell office:value-type="string" calcext:value-type="string">
            <text:p>Ka</text:p>
          </table:table-cell>
          <table:table-cell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7" calcext:value-type="float">
            <text:p>0.07</text:p>
          </table:table-cell>
          <table:table-cell office:value-type="float" office:value="0.033" calcext:value-type="float">
            <text:p>0.033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7" calcext:value-type="float">
            <text:p>0.07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7" calcext:value-type="float">
            <text:p>0.0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7" calcext:value-type="float">
            <text:p>0.07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7" calcext:value-type="float">
            <text:p>0.07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7" calcext:value-type="float">
            <text:p>0.07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7" calcext:value-type="float">
            <text:p>0.07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7" calcext:value-type="float">
            <text:p>0.07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7" calcext:value-type="float">
            <text:p>0.07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HE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7" calcext:value-type="float">
            <text:p>0.07</text:p>
          </table:table-cell>
          <table:table-cell office:value-type="float" office:value="0.032" calcext:value-type="float">
            <text:p>0.032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EU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7" calcext:value-type="float">
            <text:p>0.07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RG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7" calcext:value-type="float">
            <text:p>0.0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ET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7" calcext:value-type="float">
            <text:p>0.07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RG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7" calcext:value-type="float">
            <text:p>0.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ET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07" calcext:value-type="float">
            <text:p>0.07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420000000" calcext:value-type="float">
            <text:p>4.20E+08</text:p>
          </table:table-cell>
          <table:table-cell table:style-name="ce2" office:value-type="float" office:value="120000000" calcext:value-type="float">
            <text:p>1.20E+08</text:p>
          </table:table-cell>
          <table:table-cell office:value-type="string" calcext:value-type="string">
            <text:p>Ka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SN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420000000" calcext:value-type="float">
            <text:p>4.20E+08</text:p>
          </table:table-cell>
          <table:table-cell table:style-name="ce2" office:value-type="float" office:value="220000000" calcext:value-type="float">
            <text:p>2.20E+08</text:p>
          </table:table-cell>
          <table:table-cell office:value-type="string" calcext:value-type="string">
            <text:p>Ka</text:p>
          </table:table-cell>
          <table:table-cell/>
        </table:table-row>
        <table:table-row table:style-name="ro1">
          <table:table-cell/>
          <table:table-cell table:style-name="ce2"/>
          <table:table-cell table:number-columns-repeated="3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LU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420000000" calcext:value-type="float">
            <text:p>4.20E+08</text:p>
          </table:table-cell>
          <table:table-cell table:style-name="ce2" office:value-type="float" office:value="169000000" calcext:value-type="float">
            <text:p>1.69E+08</text:p>
          </table:table-cell>
          <table:table-cell office:value-type="string" calcext:value-type="string">
            <text:p>Ka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HE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HE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300000000" calcext:value-type="float">
            <text:p>3.00E+08</text:p>
          </table:table-cell>
          <table:table-cell table:style-name="ce2" office:value-type="float" office:value="41000000" calcext:value-type="float">
            <text:p>4.10E+07</text:p>
          </table:table-cell>
          <table:table-cell office:value-type="string" calcext:value-type="string">
            <text:p>Ka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LU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HE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300000000" calcext:value-type="float">
            <text:p>3.00E+08</text:p>
          </table:table-cell>
          <table:table-cell table:style-name="ce2" office:value-type="float" office:value="14000000" calcext:value-type="float">
            <text:p>1.40E+07</text:p>
          </table:table-cell>
          <table:table-cell office:value-type="string" calcext:value-type="string">
            <text:p>Ka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LU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R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YS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HE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300000000" calcext:value-type="float">
            <text:p>3.00E+08</text:p>
          </table:table-cell>
          <table:table-cell table:style-name="ce2" office:value-type="float" office:value="9600000" calcext:value-type="float">
            <text:p>9.60E+06</text:p>
          </table:table-cell>
          <table:table-cell office:value-type="string" calcext:value-type="string">
            <text:p>Ka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300000000" calcext:value-type="float">
            <text:p>3.00E+08</text:p>
          </table:table-cell>
          <table:table-cell table:style-name="ce2" office:value-type="float" office:value="22000000" calcext:value-type="float">
            <text:p>2.20E+07</text:p>
          </table:table-cell>
          <table:table-cell office:value-type="string" calcext:value-type="string">
            <text:p>Ka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HE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table:style-name="ce2" office:value-type="float" office:value="300000000" calcext:value-type="float">
            <text:p>3.00E+08</text:p>
          </table:table-cell>
          <table:table-cell table:style-name="ce2" office:value-type="float" office:value="280000000" calcext:value-type="float">
            <text:p>2.80E+08</text:p>
          </table:table-cell>
          <table:table-cell office:value-type="string" calcext:value-type="string">
            <text:p>Ka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Put the delta G in the third colum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If there is no binding, DDG =100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DDG</text:p>
          </table:table-cell>
          <table:table-cell office:value-type="string" calcext:value-type="string">
            <text:p>The unit of DDG is kJ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HE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HE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HE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HE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3hfm</text:p>
          </table:table-cell>
          <table:table-cell office:value-type="string" calcext:value-type="string">
            <text:p>L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DDG</text:p>
          </table:table-cell>
          <table:table-cell/>
        </table:table-row>
        <table:table-row table:style-name="ro1" table:number-rows-repeated="104838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N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N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1.49" calcext:value-type="float">
            <text:p>1.49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LU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LU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P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LU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N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U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Y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B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TRP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P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P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SP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LU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RG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LYS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HE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vfb</text:p>
          </table:table-cell>
          <table:table-cell office:value-type="string" calcext:value-type="string">
            <text:p>A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RG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49" calcext:value-type="float">
            <text:p>1.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The Kd of Wt is 4.4</text:p>
          </table:table-cell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YR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29" calcext:value-type="float">
            <text:p>1.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41" calcext:value-type="float">
            <text:p>0.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2.58" calcext:value-type="float">
            <text:p>2.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SP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P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LY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5.3" calcext:value-type="float">
            <text:p>5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Coordinatio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8.7" calcext:value-type="float">
            <text:p>18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Coordinatio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1mlc</text:p>
          </table:table-cell>
          <table:table-cell office:value-type="string" calcext:value-type="string">
            <text:p>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Coordination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SP</text:p>
          </table:table-cell>
          <table:table-cell/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P</text:p>
          </table:table-cell>
          <table:table-cell/>
        </table:table-row>
        <table:table-row table:style-name="ro1">
          <table:table-cell office:value-type="string" calcext:value-type="string">
            <text:p>affinities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d</text:p>
          </table:table-cell>
          <table:table-cell/>
        </table:table-row>
      </table:table>
      <table:table table:name="Sheet4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3-31T17:00:54.920848196</dc:date>
    <meta:editing-duration>PT1H11M32S</meta:editing-duration>
    <meta:editing-cycles>3</meta:editing-cycles>
    <meta:document-statistic meta:table-count="4" meta:cell-count="2138" meta:object-count="0"/>
  </office:meta>
</office:document-meta>
</file>